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ll Funkhouser – Fought at D-Day</text:p>
      <text:p text:style-name="Standard"/>
      <text:p text:style-name="Standard">1<text:span text:style-name="T1">st</text:span> Infantry Division – F Company – Big Red One</text:p>
      <text:p text:style-name="Standard"/>
      <text:p text:style-name="Standard">Joined – February 1943</text:p>
      <text:p text:style-name="Standard"/>
      <text:p text:style-name="Standard">Grew up in Fisher's hill, <text:s/>Virginia – place not on the map!</text:p>
      <text:p text:style-name="Standard"/>
      <text:p text:style-name="Standard">First worked at rayon factory until he heard that his friend got a draft notice, Funkhouser then left his job with no argument to join is friend in the military, whom he joined on a train ride to Georgia. <text:s/>The two were even on the same ship as they were being sent overseas. <text:s/></text:p>
      <text:p text:style-name="Standard"/>
      <text:p text:style-name="Standard">They landed at Casablanca in North Africa, and were together as they went from various replacement depots all across the north of the continent. <text:s/>However Funkhouser would be parted from his friend when he was sent to the 1<text:span text:style-name="T1">st</text:span> division bound for Sicily and his friend was sent to the 9<text:span text:style-name="T1">th</text:span> division. <text:s/></text:p>
      <text:p text:style-name="Standard">- got out of service 10 days before buddy - </text:p>
      <text:p text:style-name="Standard"/>
      <text:p text:style-name="Standard">Funkhouser completed his basic training at Camp rewood in Georgia – 13 weeks, consisted of physical training, M1 rifle training, </text:p>
      <text:p text:style-name="Standard"><text:tab/>then he shipped out to Norfolk and then to Casablanca</text:p>
      <text:p text:style-name="Standard">Funkhouser was assigned to the mortar squad without any formal mortar training since he only had a short time to train. </text:p>
      <text:p text:style-name="Standard">- in fact he had never seen a mortar before - </text:p>
      <text:p text:style-name="Standard"/>
      <text:p text:style-name="Standard">Since there was no off-base time, Funkhouser and his friend climbed the fence and proceeded to remain at home for four days before returning to basic training. <text:s/></text:p>
      <text:p text:style-name="Standard"><text:tab/>They were caught and had to do sanitation work on the weekends </text:p>
      <text:p text:style-name="Standard">However this was not the last mishap, Funkhouser stole ice cream for his company right before they shipped out for the war</text:p>
      <text:p text:style-name="Standard"/>
      <text:p text:style-name="Standard">Once his company left Sicily they headed for England and he was stationed at Bridgeport until they shipped out to the invasion</text:p>
      <text:p text:style-name="Standard"><text:tab/>however befor leaving they could go into town every night </text:p>
      <text:p text:style-name="Standard">Funkhouser was a fan of England's Fish and Chips</text:p>
      <text:p text:style-name="Standard"><text:tab/>he never saw the historical sites of Britian </text:p>
      <text:p text:style-name="Standard"/>
      <text:p text:style-name="Standard">He practiced in England in preparation for the Normandy Invasion</text:p>
      <text:p text:style-name="Standard"/>
      <text:p text:style-name="Standard">He recalls being built up before going into battle, that the Allies wer better trained, had better equiptment, and he expected the Germans to give up when they saw the U.S.</text:p>
      <text:p text:style-name="Standard">- “That was a rude awakening” - </text:p>
      <text:p text:style-name="Standard">had no idea about Nazi attrocities</text:p>
      <text:p text:style-name="Standard"/>
      <text:p text:style-name="Standard">Left for Normandy the evening of June 5<text:span text:style-name="T1">th</text:span> </text:p>
      <text:p text:style-name="Standard"><text:tab/>they were given a light meal, because the carnage was sure to be sickening</text:p>
      <text:p text:style-name="Standard"/>
      <text:p text:style-name="Standard">They were in the landing barge and landed at Normandy at 6:35</text:p>
      <text:p text:style-name="Standard"/>
      <text:p text:style-name="Standard">When the ramp dropped he was half way back, he jumped off to the side,</text:p>
      <text:p text:style-name="Standard"><text:soft-page-break/><text:tab/>he got really wet and he ran to the beach and he was chased by the pillbox guns as he was <text:tab/>crawling. <text:s/></text:p>
      <text:p text:style-name="Standard"/>
      <text:p text:style-name="Standard">As he was on the beach he grabbed a comrade (Houston Reily) out of the water who had been shot that day </text:p>
      <text:p text:style-name="Standard"><text:tab/>this guy was also in the same Division as Funkhouser and would regularly partake in boxing <text:tab/>matches</text:p>
      <text:p text:style-name="Standard"/>
      <text:p text:style-name="Standard">Funkhouser and F company headed up the beach, up a hill and to a tree line with no brush</text:p>
      <text:p text:style-name="Standard">- at this time he had left his mortar on the beach since both ammunition men were killed, an officer suggested that Funkhouser trade his 45 pistol for an M1 rifle - </text:p>
      <text:p text:style-name="Standard"/>
      <text:p text:style-name="Standard">Funkhouser and another soldier were tasked with drawing the fire away from the company </text:p>
      <text:p text:style-name="Standard"><text:tab/>he lost his rifle and his water canteen was hit by a bullet </text:p>
      <text:p text:style-name="Standard"><text:tab/>- he thought he was hit, but he did not panic -</text:p>
      <text:p text:style-name="Standard"/>
      <text:p text:style-name="Standard">his company had pulled back after suffering losses and Funkhouser was under-equipt with his comrade</text:p>
      <text:p text:style-name="Standard"><text:tab/>he reunited with F company and they dug in at their position in a field</text:p>
      <text:p text:style-name="Standard"/>
      <text:p text:style-name="Standard">the 1<text:span text:style-name="T1">st</text:span> sergent was leading the company since the captain was hit </text:p>
      <text:p text:style-name="Standard"/>
      <text:p text:style-name="Standard">First night in France, Funkhouser slept in a ditch with a gas mask and no weapons </text:p>
      <text:p text:style-name="Standard"/>
      <text:p text:style-name="Standard">by the time Funkhouser woke up the next day the allies had taken the ground and he got a cup of coffee from a truck that passed by </text:p>
      <text:p text:style-name="Standard">- “it was the best coffee I ever had in my life” -</text:p>
      <text:p text:style-name="Standard"/>
      <text:p text:style-name="Standard">After the battle the commanders would go around the companies and ask about the soldiers that were lost to get a count of the casualties</text:p>
      <text:p text:style-name="Standard"/>
      <text:p text:style-name="Standard"><text:tab/>Edward (Big Zu) – Tech Sergent</text:p>
      <text:p text:style-name="Standard"><text:tab/>Joseph (Little Zu) – Buck Sergent <text:s/></text:p>
      <text:p text:style-name="Standard"/>
      <text:p text:style-name="Standard">When they were moving down the beach before the hill, he saw about 30-40 dead soldiers like logs drifting in the ocean current </text:p>
      <text:p text:style-name="Standard"/>
      <text:p text:style-name="Standard">after D-Day Funkhouser was involved in a number of skermishes with German troops </text:p>
      <text:p text:style-name="Standard"><text:tab/>they left just enough to slow down the allied advance</text:p>
      <text:p text:style-name="Standard"/>
      <text:p text:style-name="Standard">they had to get more inland before getting into the towns in France</text:p>
      <text:p text:style-name="Standard"><text:tab/>if they were greeted with wine the commanders would tell the soldiers the drink may be <text:tab/>poisoned</text:p>
      <text:p text:style-name="Standard"/>
      <text:p text:style-name="Standard">three regements in the division</text:p>
      <text:p text:style-name="Standard">26<text:span text:style-name="T1">th</text:span> ,18<text:span text:style-name="T1">th</text:span> ,16<text:span text:style-name="T1">th</text:span> </text:p>
      <text:p text:style-name="Standard"/>
      <text:p text:style-name="Standard">there was a point of the war where the soldiers would not know the next officer to lead the regement, due the heavy losses</text:p>
      <text:p text:style-name="Standard"/>
      <text:p text:style-name="Standard"><text:soft-page-break/>Funkhouser got to Auchen, Germany with the 26<text:span text:style-name="T1">th</text:span> regement, and they held there position on a hill for a while, they was to be supplies near by</text:p>
      <text:p text:style-name="Standard">- while acquiring meat, he cooked it inside a tent, and then as he was bringing it back to the house his pan got hit with shrapnal -</text:p>
      <text:p text:style-name="Standard">he says “we looted”</text:p>
      <text:p text:style-name="Standard"/>
      <text:p text:style-name="Standard">While in this house Funkhouser was sure to gain the best vantage point </text:p>
      <text:p text:style-name="Standard"/>
      <text:p text:style-name="Standard">from Auchen the 1<text:span text:style-name="T1">st</text:span> Infantry moves to </text:p>
      <text:p text:style-name="Standard">they sent some of the company to Belgum for 4 days </text:p>
      <text:p text:style-name="Standard"><text:tab/>Funkhouser was there as well and while in Belgum he met a woman </text:p>
      <text:p text:style-name="Standard"><text:tab/><text:tab/>once the woman brought their mother, he left </text:p>
      <text:p text:style-name="Standard">Soon the Infantry moved back into Belgum and Funkhouser joined them </text:p>
      <text:p text:style-name="Standard"><text:tab/>they were preparing to enter the Battle of the Bulge </text:p>
      <text:p text:style-name="Standard"/>
      <text:p text:style-name="Standard">when they got to a town in the region it was empty until you went to the top of the hill and then one would see the battle </text:p>
      <text:p text:style-name="Standard"/>
      <text:p text:style-name="Standard">Funkhouser would spend christmas at this town during the battle </text:p>
      <text:p text:style-name="Standard"><text:tab/>they got into January and the snow, and the fighting began to ramp up</text:p>
      <text:p text:style-name="Standard"/>
      <text:p text:style-name="Standard">The cold was not an issue the main goal was to survive</text:p>
      <text:p text:style-name="Standard"/>
      <text:p text:style-name="Standard">A few soldiers that Funkhouser remembers struggled with post Traumatic stress</text:p>
      <text:p text:style-name="Standard"><text:tab/>soldiers would throw down their guns and helmets saying their done</text:p>
      <text:p text:style-name="Standard"/>
      <text:p text:style-name="Standard">They would get in up close to the german soldiers, they looted and searched bodies as well</text:p>
      <text:p text:style-name="Standard"><text:tab/>never battled the SS</text:p>
      <text:p text:style-name="Standard"/>
      <text:p text:style-name="Standard">the soldiers they ran across were the same age </text:p>
      <text:p text:style-name="Standard"><text:tab/>he would not do it again </text:p>
      <text:p text:style-name="Standard"/>
      <text:p text:style-name="Standard">by the time the war had ended Funkhouser was in Czhekoslovakia </text:p>
      <text:p text:style-name="Standard"><text:tab/>when they heard the war could be over they were not celebrating </text:p>
      <text:p text:style-name="Standard">this was May 7/8 of 1945</text:p>
      <text:p text:style-name="Standard"/>
      <text:p text:style-name="Standard">he had the points to be discharged</text:p>
      <text:p text:style-name="Standard"><text:tab/>sent to 9<text:span text:style-name="T1">th</text:span> armored division to go home</text:p>
      <text:p text:style-name="Standard"/>
      <text:p text:style-name="Standard">The towns folk are more relieved, just like most people</text:p>
      <text:p text:style-name="Standard"><text:tab/>more so in France as liberators </text:p>
      <text:p text:style-name="Standard"/>
      <text:p text:style-name="Standard">Germany</text:p>
      <text:p text:style-name="Standard"><text:tab/>Funkhouser was searching houses and he stormed a house only to see old folks present, he felt <text:tab/>bad about the event </text:p>
      <text:p text:style-name="Standard"/>
      <text:p text:style-name="Standard">He witnessed the French shaving the heads of women who fornicated with the German soldiers</text:p>
      <text:p text:style-name="Standard"><text:tab/>only heard about the German attrocities at the end of the war</text:p>
      <text:p text:style-name="Standard"/>
      <text:p text:style-name="Standard"><text:soft-page-break/>Other people were talking about it </text:p>
      <text:p text:style-name="Standard"/>
      <text:p text:style-name="Standard">When the got to Hamburg Germany, they were allowed to walk the streets with their weapons and not talk to civilians </text:p>
      <text:p text:style-name="Standard"/>
      <text:p text:style-name="Standard">Discharged in September </text:p>
      <text:p text:style-name="Standard"><text:tab/>he said no to the reserves </text:p>
      <text:p text:style-name="Standard">never interacted with Russian troops</text:p>
      <text:p text:style-name="Standard"/>
      <text:p text:style-name="Standard">He was happy that his actions were remembered as long they don't do it again</text:p>
      <text:p text:style-name="Standard"/>
      <text:p text:style-name="Standard">he a a good many friends throughout his time in the service some made it through the war others did not </text:p>
      <text:p text:style-name="Standard"/>
      <text:p text:style-name="Standard">Charles Shay was known to Funkho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6:50:01</meta:creation-date>
    <dc:date>2017-03-28T12:24:38</dc:date>
    <meta:editing-duration>PT22H59M27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4" meta:paragraph-count="90" meta:word-count="1263" meta:character-count="6727"/>
  </office:meta>
</office:document-meta>
</file>